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MessageListener.MailMessageListener( final MailConsumer consumer , final Mail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MessageListener.onMessage( final 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